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/>
      <style:text-properties officeooo:rsid="0010de83" officeooo:paragraph-rsid="0010de83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officeooo:rsid="0010de83" officeooo:paragraph-rsid="0010de83"/>
    </style:style>
    <style:style style:name="P3" style:family="paragraph" style:parent-style-name="Preformatted_20_Text">
      <style:paragraph-properties fo:margin-top="0in" fo:margin-bottom="0in" loext:contextual-spacing="false"/>
    </style:style>
    <style:style style:name="P4" style:family="paragraph" style:parent-style-name="Preformatted_20_Text">
      <style:paragraph-properties fo:margin-top="0in" fo:margin-bottom="0in" loext:contextual-spacing="false"/>
      <style:text-properties officeooo:rsid="001f9258" officeooo:paragraph-rsid="001f9258"/>
    </style:style>
    <style:style style:name="P5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rsid="0010de83" officeooo:paragraph-rsid="0010de83"/>
    </style:style>
    <style:style style:name="P6" style:family="paragraph" style:parent-style-name="Preformatted_20_Text">
      <style:paragraph-properties fo:margin-top="0in" fo:margin-bottom="0in" loext:contextual-spacing="false"/>
      <style:text-properties officeooo:paragraph-rsid="0010de83"/>
    </style:style>
    <style:style style:name="P7" style:family="paragraph" style:parent-style-name="Preformatted_20_Text">
      <style:paragraph-properties fo:margin-top="0in" fo:margin-bottom="0in" loext:contextual-spacing="false"/>
      <style:text-properties officeooo:rsid="001397ac" officeooo:paragraph-rsid="001397ac"/>
    </style:style>
    <style:style style:name="P8" style:family="paragraph" style:parent-style-name="Preformatted_20_Text">
      <style:paragraph-properties fo:margin-top="0in" fo:margin-bottom="0in" loext:contextual-spacing="false"/>
      <style:text-properties officeooo:paragraph-rsid="0013a630"/>
    </style:style>
    <style:style style:name="P9" style:family="paragraph" style:parent-style-name="Preformatted_20_Text">
      <style:paragraph-properties fo:margin-top="0in" fo:margin-bottom="0in" loext:contextual-spacing="false"/>
      <style:text-properties officeooo:paragraph-rsid="001f9258"/>
    </style:style>
    <style:style style:name="P10" style:family="paragraph" style:parent-style-name="Preformatted_20_Text">
      <style:paragraph-properties fo:margin-top="0in" fo:margin-bottom="0in" loext:contextual-spacing="false"/>
    </style:style>
    <style:style style:name="P11" style:family="paragraph" style:parent-style-name="Preformatted_20_Text">
      <style:paragraph-properties fo:margin-top="0in" fo:margin-bottom="0in" loext:contextual-spacing="false"/>
      <style:text-properties officeooo:rsid="001fcd38" officeooo:paragraph-rsid="001fcd38"/>
    </style:style>
    <style:style style:name="T1" style:family="text">
      <style:text-properties officeooo:rsid="0010de83"/>
    </style:style>
    <style:style style:name="T2" style:family="text">
      <style:text-properties officeooo:rsid="0011a215"/>
    </style:style>
    <style:style style:name="T3" style:family="text">
      <style:text-properties officeooo:rsid="001397ac"/>
    </style:style>
    <style:style style:name="T4" style:family="text">
      <style:text-properties officeooo:rsid="0013a630"/>
    </style:style>
    <style:style style:name="T5" style:family="text">
      <style:text-properties officeooo:rsid="00170a15"/>
    </style:style>
    <style:style style:name="T6" style:family="text">
      <style:text-properties officeooo:rsid="001b94da"/>
    </style:style>
    <style:style style:name="T7" style:family="text">
      <style:text-properties officeooo:rsid="001bdf4f"/>
    </style:style>
    <style:style style:name="T8" style:family="text">
      <style:text-properties officeooo:rsid="001d2a56"/>
    </style:style>
    <style:style style:name="T9" style:family="text">
      <style:text-properties officeooo:rsid="001f9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 VelaBorja</text:p>
      <text:p text:style-name="P1">January 20, 2016</text:p>
      <text:p text:style-name="P1">CptS 360</text:p>
      <text:p text:style-name="P1">Assignment One</text:p>
      <text:p text:style-name="P1"/>
      <text:p text:style-name="P2">1.</text:p>
      <text:p text:style-name="P2"><text:tab/>A.</text:p>
      <text:p text:style-name="P5"><text:s/><text:tab/> <text:s text:c="3"/>Case <text:s/>| a.out | <text:s/>TEXT <text:s/>| <text:s/>DATA <text:s/>| <text:s/>BSS <text:s text:c="2"/>|</text:p>
      <text:p text:style-name="P3"><text:s text:c="8"/>--------------------------------------------</text:p>
      <text:p text:style-name="P3"><text:s text:c="10"/>(1) <text:s text:c="2"/>| <text:span text:style-name="T1">7353</text:span> <text:s/>| <text:span text:style-name="T1">1136</text:span> <text:s text:c="2"/>| <text:span text:style-name="T1">280</text:span> <text:s text:c="3"/>| <text:s/><text:span text:style-name="T1">8</text:span> <text:s text:c="4"/>|</text:p>
      <text:p text:style-name="P3"><text:s text:c="8"/>-------------------------------------------- <text:s/></text:p>
      <text:p text:style-name="P6"><text:s text:c="10"/>(2) <text:s text:c="2"/>| <text:span text:style-name="T2">7357</text:span> <text:s/>| <text:span text:style-name="T1">1136</text:span> <text:s text:c="2"/>| <text:span text:style-name="T2">284</text:span> <text:s text:c="3"/>| <text:s/><text:span text:style-name="T2">4</text:span> <text:s text:c="4"/>|</text:p>
      <text:p text:style-name="P3"><text:s text:c="8"/>--------------------------------------------</text:p>
      <text:p text:style-name="P6"><text:s text:c="10"/>(3) <text:s text:c="2"/>| <text:span text:style-name="T1">7353</text:span> <text:s/>| <text:span text:style-name="T1">1136</text:span> <text:s text:c="2"/>| <text:span text:style-name="T1">280</text:span> <text:s text:c="3"/>| <text:s/><text:span text:style-name="T2">40032</text:span> |</text:p>
      <text:p text:style-name="P3"><text:s text:c="8"/>--------------------------------------------</text:p>
      <text:p text:style-name="P6"><text:s text:c="10"/>(4) <text:s text:c="2"/>| <text:span text:style-name="T2">47385</text:span> | <text:span text:style-name="T1">1136</text:span> <text:s text:c="2"/>| <text:span text:style-name="T2">40304</text:span> <text:s/>| <text:s/><text:span text:style-name="T2">4</text:span> <text:s text:c="4"/>|</text:p>
      <text:p text:style-name="P3"><text:s text:c="8"/>--------------------------------------------</text:p>
      <text:p text:style-name="P6"><text:s text:c="10"/>(5) <text:s text:c="2"/>| <text:span text:style-name="T2">47385</text:span> | <text:span text:style-name="T1">1136</text:span> <text:s text:c="2"/>| <text:span text:style-name="T2">40304</text:span> <text:s/>| <text:s/><text:span text:style-name="T2">4</text:span> <text:s text:c="4"/>|</text:p>
      <text:p text:style-name="P3"><text:s text:c="8"/>-------------------------------------------- <text:s text:c="7"/></text:p>
      <text:p text:style-name="P6"><text:s text:c="10"/>(6) <text:s text:c="2"/>| <text:span text:style-name="T2">47477</text:span> | <text:span text:style-name="T2">1152</text:span> <text:s text:c="2"/>| <text:span text:style-name="T2">40304</text:span> <text:s/>| <text:s/><text:span text:style-name="T2">40064</text:span> |</text:p>
      <text:p text:style-name="P3"><text:s text:c="8"/>--------------------------------------------</text:p>
      <text:p text:style-name="P3"><text:tab/><text:span text:style-name="T3">1. </text:span></text:p>
      <text:p text:style-name="P7"><text:tab/><text:tab/>Which variables are in DATA? </text:p>
      <text:p text:style-name="P7"><text:tab/><text:tab/><text:tab/>Data section contains initialized globals and static locals</text:p>
      <text:p text:style-name="P7"><text:tab/><text:tab/>Which variables are in BSS? </text:p>
      <text:p text:style-name="P7"><text:tab/><text:tab/><text:tab/>BSS sections contains uninitialized globals and static locals. <text:tab/><text:tab/><text:tab/><text:tab/>These change in the different cases above. </text:p>
      <text:p text:style-name="P7"><text:tab/>2.</text:p>
      <text:p text:style-name="P7"><text:tab/><text:tab/>In terms of the TEXT, DATA, and BSS sections, which sections are in <text:tab/><text:tab/><text:tab/>a.out, which section is NOT in a.out?</text:p>
      <text:p text:style-name="P7"><text:tab/><text:tab/><text:tab/>DATA and <text:span text:style-name="T5">TEXT are in a.out, but BSS is not included in a.out. <text:tab/><text:tab/><text:tab/><text:tab/>It's size is recorded in the header of a.out as bss_size.</text:span></text:p>
      <text:p text:style-name="P7"/>
      <text:p text:style-name="P7"><text:tab/><text:span text:style-name="T4">B.</text:span></text:p>
      <text:p text:style-name="P7"><text:tab/><text:tab/><text:span text:style-name="T4">For each case, use cc -m32 -static tx.c to generate a.out.</text:span></text:p>
      <text:p text:style-name="P8"><text:tab/> <text:s text:c="2"/><text:span text:style-name="T1"><text:s/>Case <text:s/>| a.out | <text:s/>TEXT <text:s/>| <text:s/>DATA <text:s/>| <text:s/>BSS <text:s text:c="2"/>|</text:span></text:p>
      <text:p text:style-name="P8"><text:s text:c="8"/>--------------------------------------------</text:p>
      <text:p text:style-name="P8"><text:s text:c="10"/>(1) <text:s text:c="2"/>| <text:span text:style-name="T4">729145</text:span>| <text:span text:style-name="T4">654791</text:span> | <text:span text:style-name="T4">4096</text:span> <text:s text:c="2"/>| <text:s/><text:span text:style-name="T4">5052</text:span> <text:s/>|</text:p>
      <text:p text:style-name="P8"><text:s text:c="8"/>-------------------------------------------- <text:s/></text:p>
      <text:p text:style-name="P8"><text:s text:c="10"/>(2) <text:s text:c="2"/>| <text:span text:style-name="T4">729145</text:span>| <text:span text:style-name="T4">654791</text:span> | <text:span text:style-name="T4">4096</text:span> <text:s text:c="2"/>| <text:s/><text:span text:style-name="T4">5052</text:span> <text:s/>|</text:p>
      <text:p text:style-name="P8"><text:s text:c="8"/>--------------------------------------------</text:p>
      <text:p text:style-name="P8"><text:s text:c="10"/>(3) <text:s text:c="2"/>| <text:span text:style-name="T4">729145</text:span>| <text:span text:style-name="T4">654791</text:span> | <text:span text:style-name="T4">4096</text:span> <text:s text:c="2"/>| <text:s/><text:span text:style-name="T4">45020</text:span> |</text:p>
      <text:p text:style-name="P8"><text:s text:c="8"/>--------------------------------------------</text:p>
      <text:p text:style-name="P8"><text:s text:c="10"/>(4) <text:s text:c="2"/>| <text:span text:style-name="T4">769177</text:span>| <text:span text:style-name="T4">654791</text:span> | <text:span text:style-name="T4">44128</text:span> <text:s/>| <text:s/><text:span text:style-name="T4">5020</text:span> <text:s/>|</text:p>
      <text:p text:style-name="P8"><text:s text:c="8"/>--------------------------------------------</text:p>
      <text:p text:style-name="P8"><text:s text:c="10"/>(5) <text:s text:c="2"/>| <text:span text:style-name="T4">769177</text:span>| <text:span text:style-name="T4">654791</text:span> | <text:span text:style-name="T4">44128</text:span> <text:s/>| <text:s/><text:span text:style-name="T4">5020</text:span> <text:s/>|</text:p>
      <text:p text:style-name="P8"><text:s text:c="8"/>-------------------------------------------- <text:s text:c="7"/></text:p>
      <text:p text:style-name="P8"><text:s text:c="10"/>(6) <text:s text:c="2"/>| <text:span text:style-name="T4">769269</text:span>| <text:span text:style-name="T4">654791 </text:span>| <text:span text:style-name="T4">44128</text:span> <text:s/>| <text:s/><text:span text:style-name="T4">45052</text:span> |</text:p>
      <text:p text:style-name="P8"><text:s text:c="8"/>--------------------------------------------</text:p>
      <text:p text:style-name="P8"><text:tab/><text:tab/><text:span text:style-name="T4">Clearly, all the numbers are far higher than in the previous table. I <text:tab/><text:tab/><text:tab/>believe this is happening because the -static option compiles the <text:tab/><text:tab/><text:tab/>program using static linking, which requires the linker to include all <text:tab/><text:tab/>the needed library function code and data into a.out.</text:span></text:p>
      <text:p text:style-name="P8"/>
      <text:p text:style-name="P4"/>
      <text:p text:style-name="P4"/>
      <text:p text:style-name="P4"/>
      <text:p text:style-name="P4"/>
      <text:p text:style-name="P4"><text:soft-page-break/>/************* t.c file ********************/</text:p>
      <text:p text:style-name="P4">#include &lt;stdio.h&gt;</text:p>
      <text:p text:style-name="P4">#include &lt;stdlib.h&gt;</text:p>
      <text:p text:style-name="P4">int *FP;</text:p>
      <text:p text:style-name="P4"/>
      <text:p text:style-name="P4">main(int argc, char *argv[ ], char *env[ ])</text:p>
      <text:p text:style-name="P4">{</text:p>
      <text:p text:style-name="P4"><text:s text:c="2"/>int a,b,c;</text:p>
      <text:p text:style-name="P4"><text:s text:c="2"/>printf("enter main\n");</text:p>
      <text:p text:style-name="P4"><text:s text:c="2"/></text:p>
      <text:p text:style-name="P4"><text:s text:c="2"/>printf("&amp;argc=%x argv=%x env=%x\n", (unsigned int) &amp;argc, (unsigned int) argv, (unsigned int) env);</text:p>
      <text:p text:style-name="P4"><text:s text:c="2"/>printf("&amp;a=%8x &amp;b=%8x &amp;c=%8x\n",(unsigned int) &amp;a,(unsigned int) &amp;b,(unsigned int) &amp;c);</text:p>
      <text:p text:style-name="P4"/>
      <text:p text:style-name="P4"><text:s text:c="2"/>a=1; b=2; c=3;</text:p>
      <text:p text:style-name="P4"><text:s text:c="2"/>A(a,b);</text:p>
      <text:p text:style-name="P4"><text:s text:c="2"/>printf("exit main\n");</text:p>
      <text:p text:style-name="P4">}</text:p>
      <text:p text:style-name="P4"/>
      <text:p text:style-name="P4">int A(int x, int y)</text:p>
      <text:p text:style-name="P4">{</text:p>
      <text:p text:style-name="P4"><text:s text:c="2"/>int d,e,f;</text:p>
      <text:p text:style-name="P4"><text:s text:c="2"/>printf("enter A\n");</text:p>
      <text:p text:style-name="P4"><text:s text:c="2"/>printf("Addresses of d, e, &amp; f:\n&amp;d=%8x &amp;e=%8x &amp;f=%8x\n", (unsigned int) &amp;d, (unsigned int) &amp;e, (unsigned int) &amp;f); </text:p>
      <text:p text:style-name="P4"><text:s text:c="2"/>d=4; e=5; f=6;</text:p>
      <text:p text:style-name="P4"><text:s text:c="2"/>B(d,e);</text:p>
      <text:p text:style-name="P4"><text:s text:c="2"/>printf("exit A\n");</text:p>
      <text:p text:style-name="P4">}</text:p>
      <text:p text:style-name="P4"/>
      <text:p text:style-name="P4">int B(int x, int y)</text:p>
      <text:p text:style-name="P4">{</text:p>
      <text:p text:style-name="P4"><text:s text:c="2"/>int g,h,i;</text:p>
      <text:p text:style-name="P4"><text:s text:c="2"/>printf("enter B\n");</text:p>
      <text:p text:style-name="P4"><text:s text:c="2"/>printf("Addresses of g, h and i: \n&amp;g=%8x &amp;h=%8x &amp;i=%8x\n", (const int) &amp;g, (const int) &amp;h, (const int) &amp;i); </text:p>
      <text:p text:style-name="P4"><text:s text:c="2"/>g=7; h=8; i=9;</text:p>
      <text:p text:style-name="P4"><text:s text:c="2"/>C(g,h);</text:p>
      <text:p text:style-name="P4"><text:s text:c="2"/>printf("exit B\n");</text:p>
      <text:p text:style-name="P4">}</text:p>
      <text:p text:style-name="P4"/>
      <text:p text:style-name="P4">int C(int x, int y)</text:p>
      <text:p text:style-name="P4">{</text:p>
      <text:p text:style-name="P4"><text:s text:c="2"/>int u, v, w, i, *p;</text:p>
      <text:p text:style-name="P4"><text:s text:c="2"/>int index = 1;</text:p>
      <text:p text:style-name="P4"/>
      <text:p text:style-name="P4"><text:s text:c="2"/>printf("enter C\n");</text:p>
      <text:p text:style-name="P4"><text:s text:c="2"/>printf("Addresses of u, v, w, i, and p: \n&amp;u=%8x &amp;v=%8x &amp;w=%8x &amp;i=%8x &amp;p=%8x\n", (const int) &amp;u, (const int) &amp;v, (const int) &amp;w, (const int) &amp;i, (const int) p); </text:p>
      <text:p text:style-name="P4"><text:s text:c="2"/>u=10; v=11; w=12; i=13; p=14;</text:p>
      <text:p text:style-name="P4"/>
      <text:p text:style-name="P4"><text:s text:c="2"/>p = (int *)&amp;p;</text:p>
      <text:p text:style-name="P4"><text:s text:c="2"/>printf("p = %8x\n",(unsigned int) p);</text:p>
      <text:p text:style-name="P4"/>
      <text:p text:style-name="P4"><text:s text:c="2"/>//Problems 1 through 4</text:p>
      <text:p text:style-name="P4"><text:s text:c="2"/>// Part 1. Print the stack frame link list</text:p>
      <text:p text:style-name="P4"><text:s text:c="2"/>asm("movl %ebp, FP");<text:tab/><text:tab/>// set FP=CPU's %ebp register </text:p>
      <text:p text:style-name="P4"><text:s text:c="2"/>printf("Stack Frame Link List:\n"); </text:p>
      <text:p text:style-name="P4"><text:soft-page-break/><text:s text:c="2"/>printf("Frame Link List (0) (FP) = %8x\n", FP);</text:p>
      <text:p text:style-name="P4"><text:s text:c="2"/></text:p>
      <text:p text:style-name="P4"><text:s text:c="2"/>p = FP; <text:tab/><text:tab/><text:tab/>// set p to FP to preserve FP's location </text:p>
      <text:p text:style-name="P4"><text:s text:c="2"/>while (p != NULL)</text:p>
      <text:p text:style-name="P4"><text:s text:c="2"/>{</text:p>
      <text:p text:style-name="P4"><text:tab/>// Print the current spot of the FP</text:p>
      <text:p text:style-name="P4"><text:tab/>printf("Frame Link List (%d): %8x\n", index, *p);</text:p>
      <text:p text:style-name="P4"><text:tab/>// Move the FP to the next link</text:p>
      <text:p text:style-name="P4"><text:tab/>p = *p;</text:p>
      <text:p text:style-name="P4"><text:tab/>// Increment index</text:p>
      <text:p text:style-name="P4"><text:tab/>index++;</text:p>
      <text:p text:style-name="P4"><text:s text:c="2"/>}</text:p>
      <text:p text:style-name="P4"><text:s text:c="2"/>p = FP - 8;<text:tab/><text:tab/><text:tab/>// reset p to its initial location</text:p>
      <text:p text:style-name="P4"><text:s/></text:p>
      <text:p text:style-name="P4"><text:s text:c="2"/>// Part 2. Print the stack contents from p to the frame of main()</text:p>
      <text:p text:style-name="P4"><text:s text:c="2"/>printf("Stack Contents:\n<text:span text:style-name="T9">Stack Index\tStack Value\t\t Address\n</text:span>");</text:p>
      <text:p text:style-name="P4"><text:s text:c="2"/>for (index = 0; index &lt; 128; index++)</text:p>
      <text:p text:style-name="P4"><text:s text:c="2"/>{</text:p>
      <text:p text:style-name="P4"><text:tab/>printf("Stack[%d]:\t%8x\t@\t%8x\n", index, (const int) *p, (const int) p);</text:p>
      <text:p text:style-name="P4"><text:tab/>p++;</text:p>
      <text:p text:style-name="P4"><text:s text:c="2"/>} <text:s/></text:p>
      <text:p text:style-name="P4">}</text:p>
      <text:p text:style-name="P4">Output:</text:p>
      <text:p text:style-name="P3">enter main</text:p>
      <text:p text:style-name="P3">&amp;argc=ffe0b5f0 argv=ffe0b684 env=ffe0b698</text:p>
      <text:p text:style-name="P3">&amp;a=ffe0b5d4 &amp;b=ffe0b5d8 &amp;c=ffe0b5dc</text:p>
      <text:p text:style-name="P3">enter A</text:p>
      <text:p text:style-name="P3">Addresses of d, e, &amp; f:</text:p>
      <text:p text:style-name="P3">&amp;d=ffe0b5a4 &amp;e=ffe0b5a8 &amp;f=ffe0b5ac</text:p>
      <text:p text:style-name="P3">enter B</text:p>
      <text:p text:style-name="P3">Addresses of g, h and i:</text:p>
      <text:p text:style-name="P3">&amp;g=ffe0b574 &amp;h=ffe0b578 &amp;i=ffe0b57c</text:p>
      <text:p text:style-name="P3">enter C</text:p>
      <text:p text:style-name="P3">Addresses of u, v, w, i, and p:</text:p>
      <text:p text:style-name="P3">&amp;u=ffe0b538 &amp;v=ffe0b53c &amp;w=ffe0b540 &amp;i=ffe0b544 &amp;p=ffe0b56c</text:p>
      <text:p text:style-name="P3">p = ffe0b548</text:p>
      <text:p text:style-name="P3">Stack Frame Link List:</text:p>
      <text:p text:style-name="P3">Frame Link List (0) (FP) = ffe0b558</text:p>
      <text:p text:style-name="P3">Frame Link List (1): ffe0b588</text:p>
      <text:p text:style-name="P3">Frame Link List (2): ffe0b5b8</text:p>
      <text:p text:style-name="P3">Frame Link List (3): ffe0b5e8</text:p>
      <text:p text:style-name="P3">Frame Link List (4): <text:s text:c="7"/>0</text:p>
      <text:p text:style-name="P3">Stack Contents:</text:p>
      <text:p text:style-name="P11">Stack Index <text:s text:c="4"/>Stack Value <text:s text:c="13"/>Address</text:p>
      <text:p text:style-name="P3">Stack[0]: <text:s text:c="13"/>a <text:s text:c="7"/>@ <text:s text:c="6"/>ffe0b538--------------<text:span text:style-name="T8">LOCAL VARIABLES of C</text:span></text:p>
      <text:p text:style-name="P3">Stack[1]: <text:s text:c="13"/>b <text:s text:c="7"/>@ <text:s text:c="6"/>ffe0b53c</text:p>
      <text:p text:style-name="P3">Stack[2]: <text:s text:c="13"/>c <text:s text:c="7"/>@ <text:s text:c="6"/>ffe0b540</text:p>
      <text:p text:style-name="P3">Stack[3]: <text:s text:c="13"/>d <text:s text:c="7"/>@ <text:s text:c="6"/>ffe0b544</text:p>
      <text:p text:style-name="P3">Stack[4]: <text:s text:c="6"/>ffe0b548 <text:s text:c="7"/>@ <text:s text:c="6"/>ffe0b548</text:p>
      <text:p text:style-name="P3">Stack[5]: <text:s text:c="13"/>5 <text:s text:c="7"/>@ <text:s text:c="6"/>ffe0b54c</text:p>
      <text:p text:style-name="P3">Stack[6]: <text:s text:c="6"/>f77a8000 <text:s text:c="7"/>@ <text:s text:c="6"/>ffe0b550</text:p>
      <text:p text:style-name="P3">Stack[7]: <text:s text:c="13"/>0 <text:s text:c="7"/>@ <text:s text:c="6"/>ffe0b554</text:p>
      <text:p text:style-name="P3">Stack[8]: <text:s text:c="6"/>ffe0b588 <text:s text:c="7"/>@ <text:s text:c="6"/>ffe0b558</text:p>
      <text:p text:style-name="P3">Stack[9]: <text:s text:c="7"/>80485a3 <text:s text:c="7"/>@ <text:s text:c="6"/>ffe0b55c</text:p>
      <text:p text:style-name="P3">Stack[10]: <text:s text:c="12"/>7 <text:s text:c="7"/>@ <text:s text:c="6"/>ffe0b560------------------- <text:span text:style-name="T6">PARAMETERS of C </text:span></text:p>
      <text:p text:style-name="P3">Stack[11]: <text:s text:c="12"/>8 <text:s text:c="7"/>@ <text:s text:c="6"/>ffe0b564</text:p>
      <text:p text:style-name="P3">Stack[12]: <text:s text:c="5"/>ffe0b578 <text:s text:c="7"/>@ <text:s text:c="6"/>ffe0b568</text:p>
      <text:p text:style-name="P3">Stack[13]: <text:s text:c="5"/>ffe0b57c <text:s text:c="7"/>@ <text:s text:c="6"/>ffe0b56c</text:p>
      <text:p text:style-name="P3">Stack[14]: <text:s text:c="5"/>f77a8ac0 <text:s text:c="7"/>@ <text:s text:c="6"/>ffe0b570--------------- <text:span text:style-name="T7">Frame Pointer of C</text:span></text:p>
      <text:p text:style-name="P3"><text:soft-page-break/>Stack[15]: <text:s text:c="12"/>7 <text:s text:c="7"/>@ <text:s text:c="6"/>ffe0b574-------------- <text:span text:style-name="T6">LOCAL VARIABLES of B</text:span></text:p>
      <text:p text:style-name="P3">Stack[16]: <text:s text:c="12"/>8 <text:s text:c="7"/>@ <text:s text:c="6"/>ffe0b578</text:p>
      <text:p text:style-name="P3">Stack[17]: <text:s text:c="12"/>9 <text:s text:c="7"/>@ <text:s text:c="6"/>ffe0b57c</text:p>
      <text:p text:style-name="P3">Stack[18]: <text:s text:c="12"/>0 <text:s text:c="7"/>@ <text:s text:c="6"/>ffe0b580</text:p>
      <text:p text:style-name="P3">Stack[19]: <text:s text:c="12"/>0 <text:s text:c="7"/>@ <text:s text:c="6"/>ffe0b584</text:p>
      <text:p text:style-name="P3">Stack[20]: <text:s text:c="5"/>ffe0b5b8 <text:s text:c="7"/>@ <text:s text:c="6"/>ffe0b588</text:p>
      <text:p text:style-name="P3">Stack[21]: <text:s text:c="6"/>804853b <text:s text:c="7"/>@ <text:s text:c="6"/>ffe0b58c</text:p>
      <text:p text:style-name="P3">Stack[22]: <text:s text:c="12"/>4 <text:s text:c="7"/>@ <text:s text:c="6"/>ffe0b590----------------- <text:span text:style-name="T6">PARAMETERS of B</text:span></text:p>
      <text:p text:style-name="P3">Stack[23]: <text:s text:c="12"/>5 <text:s text:c="7"/>@ <text:s text:c="6"/>ffe0b594</text:p>
      <text:p text:style-name="P3">Stack[24]: <text:s text:c="5"/>ffe0b5a8 <text:s text:c="7"/>@ <text:s text:c="6"/>ffe0b598</text:p>
      <text:p text:style-name="P3">Stack[25]: <text:s text:c="5"/>ffe0b5ac <text:s text:c="7"/>@ <text:s text:c="6"/>ffe0b59c</text:p>
      <text:p text:style-name="P3">Stack[26]: <text:s text:c="5"/>f77a8ac0 <text:s text:c="7"/>@ <text:s text:c="6"/>ffe0b5a0------------ <text:span text:style-name="T7">Frame Pointer of B</text:span></text:p>
      <text:p text:style-name="P3">Stack[27]: <text:s text:c="12"/>4 <text:s text:c="7"/>@ <text:s text:c="6"/>ffe0b5a4------------- <text:span text:style-name="T6">LOCAL VARIABLES of A</text:span></text:p>
      <text:p text:style-name="P3">Stack[28]: <text:s text:c="12"/>5 <text:s text:c="7"/>@ <text:s text:c="6"/>ffe0b5a8</text:p>
      <text:p text:style-name="P3">Stack[29]: <text:s text:c="12"/>6 <text:s text:c="7"/>@ <text:s text:c="6"/>ffe0b5ac</text:p>
      <text:p text:style-name="P3">Stack[30]: <text:s text:c="5"/>ffe0b5f0 <text:s text:c="7"/>@ <text:s text:c="6"/>ffe0b5b0</text:p>
      <text:p text:style-name="P3">Stack[31]: <text:s text:c="5"/>f77f3938 <text:s text:c="7"/>@ <text:s text:c="6"/>ffe0b5b4</text:p>
      <text:p text:style-name="P3">Stack[32]: <text:s text:c="5"/>ffe0b5e8 <text:s text:c="7"/>@ <text:s text:c="6"/>ffe0b5b8</text:p>
      <text:p text:style-name="P3">Stack[33]: <text:s text:c="6"/>80484d3 <text:s text:c="7"/>@ <text:s text:c="6"/>ffe0b5bc</text:p>
      <text:p text:style-name="P3">Stack[34]: <text:s text:c="12"/>1 <text:s text:c="7"/>@ <text:s text:c="6"/>ffe0b5c0------ <text:s/><text:span text:style-name="T6">PARAMETERS of A</text:span></text:p>
      <text:p text:style-name="P3">Stack[35]: <text:s text:c="12"/>2 <text:s text:c="7"/>@ <text:s text:c="6"/>ffe0b5c4</text:p>
      <text:p text:style-name="P3">Stack[36]: <text:s text:c="5"/>ffe0b5d8 <text:s text:c="7"/>@ <text:s text:c="6"/>ffe0b5c8</text:p>
      <text:p text:style-name="P3">Stack[37]: <text:s text:c="5"/>ffe0b5dc <text:s text:c="7"/>@ <text:s text:c="6"/>ffe0b5cc</text:p>
      <text:p text:style-name="P9">Stack[38]: <text:s text:c="5"/>f77a83c4 <text:s text:c="7"/>@ <text:s text:c="6"/>ffe0b5d0---------- <text:span text:style-name="T7">Frame Pointer of A</text:span></text:p>
      <text:p text:style-name="P9">Stack[39]: <text:s text:c="12"/>1 <text:s text:c="7"/>@ <text:s text:c="6"/>ffe0b5d4------- <text:span text:style-name="T6">LOCAL VARIABLES of main</text:span></text:p>
      <text:p text:style-name="P3">Stack[40]: <text:s text:c="12"/>2 <text:s text:c="7"/>@ <text:s text:c="6"/>ffe0b5d8</text:p>
      <text:p text:style-name="P3">Stack[41]: <text:s text:c="12"/>3 <text:s text:c="7"/>@ <text:s text:c="6"/>ffe0b5dc</text:p>
      <text:p text:style-name="P3">Stack[42]: <text:s text:c="6"/>8048700 <text:s text:c="7"/>@ <text:s text:c="6"/>ffe0b5e0</text:p>
      <text:p text:style-name="P3">Stack[43]: <text:s text:c="12"/>0 <text:s text:c="7"/>@ <text:s text:c="6"/>ffe0b5e4</text:p>
      <text:p text:style-name="P3">Stack[44]: <text:s text:c="12"/>0 <text:s text:c="7"/>@ <text:s text:c="6"/>ffe0b5e8</text:p>
      <text:p text:style-name="P3">Stack[45]: <text:s text:c="5"/>f7617a83 <text:s text:c="7"/>@ <text:s text:c="6"/>ffe0b5ec</text:p>
      <text:p text:style-name="P3">Stack[46]: <text:s text:c="12"/>4 <text:s text:c="7"/>@ <text:s text:c="6"/>ffe0b5f0------------------------- <text:span text:style-name="T8">argc</text:span></text:p>
      <text:p text:style-name="P3">Stack[47]: <text:s text:c="5"/>ffe0b684 <text:s text:c="7"/>@ <text:s text:c="6"/>ffe0b5f4</text:p>
      <text:p text:style-name="P3">Stack[48]: <text:s text:c="5"/>ffe0b698 <text:s text:c="7"/>@ <text:s text:c="6"/>ffe0b5f8</text:p>
      <text:p text:style-name="P3">Stack[49]: <text:s text:c="5"/>f77e0cea <text:s text:c="7"/>@ <text:s text:c="6"/>ffe0b5fc</text:p>
      <text:p text:style-name="P3">Stack[50]: <text:s text:c="12"/>4 <text:s text:c="7"/>@ <text:s text:c="6"/>ffe0b600</text:p>
      <text:p text:style-name="P3">Stack[51]: <text:s text:c="5"/>ffe0b684 <text:s text:c="7"/>@ <text:s text:c="6"/>ffe0b604</text:p>
      <text:p text:style-name="P3">Stack[52]: <text:s text:c="5"/>ffe0b624 <text:s text:c="7"/>@ <text:s text:c="6"/>ffe0b608</text:p>
      <text:p text:style-name="P3">Stack[53]: <text:s text:c="6"/>804a018 <text:s text:c="7"/>@ <text:s text:c="6"/>ffe0b60c</text:p>
      <text:p text:style-name="P3">Stack[54]: <text:s text:c="6"/>804822c <text:s text:c="7"/>@ <text:s text:c="6"/>ffe0b610</text:p>
      <text:p text:style-name="P3">Stack[55]: <text:s text:c="5"/>f77a8000 <text:s text:c="7"/>@ <text:s text:c="6"/>ffe0b614</text:p>
      <text:p text:style-name="P3">Stack[56]: <text:s text:c="12"/>0 <text:s text:c="7"/>@ <text:s text:c="6"/>ffe0b618</text:p>
      <text:p text:style-name="P3">Stack[57]: <text:s text:c="12"/>0 <text:s text:c="7"/>@ <text:s text:c="6"/>ffe0b61c</text:p>
      <text:p text:style-name="P3">Stack[58]: <text:s text:c="12"/>0 <text:s text:c="7"/>@ <text:s text:c="6"/>ffe0b620</text:p>
      <text:p text:style-name="P3">Stack[59]: <text:s text:c="5"/>a29bd369 <text:s text:c="7"/>@ <text:s text:c="6"/>ffe0b624</text:p>
      <text:p text:style-name="P3">Stack[60]: <text:s text:c="5"/>a104b778 <text:s text:c="7"/>@ <text:s text:c="6"/>ffe0b628---------- <text:span text:style-name="T7">Frame Pointer of main()</text:span></text:p>
      <text:p text:style-name="P3">Stack[61]: <text:s text:c="12"/>0 <text:s text:c="7"/>@ <text:s text:c="6"/>ffe0b62c</text:p>
      <text:p text:style-name="P3">Stack[62]: <text:s text:c="12"/>0 <text:s text:c="7"/>@ <text:s text:c="6"/>ffe0b630</text:p>
      <text:p text:style-name="P3">Stack[63]: <text:s text:c="12"/>0 <text:s text:c="7"/>@ <text:s text:c="6"/>ffe0b634</text:p>
      <text:p text:style-name="P3">Stack[64]: <text:s text:c="12"/>4 <text:s text:c="7"/>@ <text:s text:c="6"/>ffe0b638</text:p>
      <text:p text:style-name="P3">Stack[65]: <text:s text:c="6"/>8048350 <text:s text:c="7"/>@ <text:s text:c="6"/>ffe0b63c</text:p>
      <text:p text:style-name="P3">Stack[66]: <text:s text:c="12"/>0 <text:s text:c="7"/>@ <text:s text:c="6"/>ffe0b640</text:p>
      <text:p text:style-name="P3">Stack[67]: <text:s text:c="5"/>f77e6500 <text:s text:c="7"/>@ <text:s text:c="6"/>ffe0b644</text:p>
      <text:p text:style-name="P3">Stack[68]: <text:s text:c="5"/>f7617999 <text:s text:c="7"/>@ <text:s text:c="6"/>ffe0b648</text:p>
      <text:p text:style-name="P3">Stack[69]: <text:s text:c="5"/>f77f3000 <text:s text:c="7"/>@ <text:s text:c="6"/>ffe0b64c</text:p>
      <text:p text:style-name="P3">Stack[70]: <text:s text:c="12"/>4 <text:s text:c="7"/>@ <text:s text:c="6"/>ffe0b650</text:p>
      <text:p text:style-name="P3">Stack[71]: <text:s text:c="6"/>8048350 <text:s text:c="7"/>@ <text:s text:c="6"/>ffe0b654</text:p>
      <text:p text:style-name="P3">Stack[72]: <text:s text:c="12"/>0 <text:s text:c="7"/>@ <text:s text:c="6"/>ffe0b658</text:p>
      <text:p text:style-name="P3">Stack[73]: <text:s text:c="6"/>8048371 <text:s text:c="7"/>@ <text:s text:c="6"/>ffe0b65c</text:p>
      <text:p text:style-name="P3"><text:soft-page-break/>Stack[74]: <text:s text:c="6"/>804844d <text:s text:c="7"/>@ <text:s text:c="6"/>ffe0b660</text:p>
      <text:p text:style-name="P3">Stack[75]: <text:s text:c="12"/>4 <text:s text:c="7"/>@ <text:s text:c="6"/>ffe0b664</text:p>
      <text:p text:style-name="P3">Stack[76]: <text:s text:c="5"/>ffe0b684 <text:s text:c="7"/>@ <text:s text:c="6"/>ffe0b668</text:p>
      <text:p text:style-name="P3">Stack[77]: <text:s text:c="6"/>8048700 <text:s text:c="7"/>@ <text:s text:c="6"/>ffe0b66c</text:p>
      <text:p text:style-name="P3">Stack[78]: <text:s text:c="6"/>8048770 <text:s text:c="7"/>@ <text:s text:c="6"/>ffe0b670</text:p>
      <text:p text:style-name="P3">Stack[79]: <text:s text:c="5"/>f77e1180 <text:s text:c="7"/>@ <text:s text:c="6"/>ffe0b674</text:p>
      <text:p text:style-name="P3">Stack[80]: <text:s text:c="5"/>ffe0b67c <text:s text:c="7"/>@ <text:s text:c="6"/>ffe0b678</text:p>
      <text:p text:style-name="P3">Stack[81]: <text:s text:c="11"/>1c <text:s text:c="7"/>@ <text:s text:c="6"/>ffe0b67c</text:p>
      <text:p text:style-name="P3">Stack[82]: <text:s text:c="12"/>4 <text:s text:c="7"/>@ <text:s text:c="6"/>ffe0b680</text:p>
      <text:p text:style-name="P3">Stack[83]: <text:s text:c="5"/>ffe0d3ff <text:s text:c="7"/>@ <text:s text:c="6"/>ffe0b684------------------------- <text:span text:style-name="T8">argv</text:span></text:p>
      <text:p text:style-name="P3">Stack[84]: <text:s text:c="5"/>ffe0d407 <text:s text:c="7"/>@ <text:s text:c="6"/>ffe0b688</text:p>
      <text:p text:style-name="P3">Stack[85]: <text:s text:c="5"/>ffe0d40b <text:s text:c="7"/>@ <text:s text:c="6"/>ffe0b68c</text:p>
      <text:p text:style-name="P3">Stack[86]: <text:s text:c="5"/>ffe0d40f <text:s text:c="7"/>@ <text:s text:c="6"/>ffe0b690</text:p>
      <text:p text:style-name="P3">Stack[87]: <text:s text:c="12"/>0 <text:s text:c="7"/>@ <text:s text:c="6"/>ffe0b694</text:p>
      <text:p text:style-name="P3">Stack[88]: <text:s text:c="5"/>ffe0d415 <text:s text:c="7"/>@ <text:s text:c="6"/>ffe0b698------------------------ <text:span text:style-name="T8">env</text:span></text:p>
      <text:p text:style-name="P3">Stack[89]: <text:s text:c="5"/>ffe0d420 <text:s text:c="7"/>@ <text:s text:c="6"/>ffe0b69c</text:p>
      <text:p text:style-name="P3">Stack[90]: <text:s text:c="5"/>ffe0d432 <text:s text:c="7"/>@ <text:s text:c="6"/>ffe0b6a0</text:p>
      <text:p text:style-name="P3">Stack[91]: <text:s text:c="5"/>ffe0d445 <text:s text:c="7"/>@ <text:s text:c="6"/>ffe0b6a4</text:p>
      <text:p text:style-name="P3">Stack[92]: <text:s text:c="5"/>ffe0d45b <text:s text:c="7"/>@ <text:s text:c="6"/>ffe0b6a8</text:p>
      <text:p text:style-name="P3">Stack[93]: <text:s text:c="5"/>ffe0d490 <text:s text:c="7"/>@ <text:s text:c="6"/>ffe0b6ac</text:p>
      <text:p text:style-name="P3">Stack[94]: <text:s text:c="5"/>ffe0d4a1 <text:s text:c="7"/>@ <text:s text:c="6"/>ffe0b6b0</text:p>
      <text:p text:style-name="P3">Stack[95]: <text:s text:c="5"/>ffe0d4b1 <text:s text:c="7"/>@ <text:s text:c="6"/>ffe0b6b4</text:p>
      <text:p text:style-name="P3">Stack[96]: <text:s text:c="5"/>ffe0d4bc <text:s text:c="7"/>@ <text:s text:c="6"/>ffe0b6b8</text:p>
      <text:p text:style-name="P3">Stack[97]: <text:s text:c="5"/>ffe0d50c <text:s text:c="7"/>@ <text:s text:c="6"/>ffe0b6bc</text:p>
      <text:p text:style-name="P3">Stack[98]: <text:s text:c="5"/>ffe0d524 <text:s text:c="7"/>@ <text:s text:c="6"/>ffe0b6c0</text:p>
      <text:p text:style-name="P3">Stack[99]: <text:s text:c="5"/>ffe0d535 <text:s text:c="7"/>@ <text:s text:c="6"/>ffe0b6c4</text:p>
      <text:p text:style-name="P3">Stack[100]: <text:s text:c="4"/>ffe0d569 <text:s text:c="7"/>@ <text:s text:c="6"/>ffe0b6c8</text:p>
      <text:p text:style-name="P3">Stack[101]: <text:s text:c="4"/>ffe0d58a <text:s text:c="7"/>@ <text:s text:c="6"/>ffe0b6cc</text:p>
      <text:p text:style-name="P3">Stack[102]: <text:s text:c="4"/>ffe0d594 <text:s text:c="7"/>@ <text:s text:c="6"/>ffe0b6d0</text:p>
      <text:p text:style-name="P3">Stack[103]: <text:s text:c="4"/>ffe0d5a8 <text:s text:c="7"/>@ <text:s text:c="6"/>ffe0b6d4</text:p>
      <text:p text:style-name="P3">Stack[104]: <text:s text:c="4"/>ffe0dac9 <text:s text:c="7"/>@ <text:s text:c="6"/>ffe0b6d8</text:p>
      <text:p text:style-name="P3">Stack[105]: <text:s text:c="4"/>ffe0daf9 <text:s text:c="7"/>@ <text:s text:c="6"/>ffe0b6dc</text:p>
      <text:p text:style-name="P3">Stack[106]: <text:s text:c="4"/>ffe0db2e <text:s text:c="7"/>@ <text:s text:c="6"/>ffe0b6e0</text:p>
      <text:p text:style-name="P3">Stack[107]: <text:s text:c="4"/>ffe0db3e <text:s text:c="7"/>@ <text:s text:c="6"/>ffe0b6e4</text:p>
      <text:p text:style-name="P3">Stack[108]: <text:s text:c="4"/>ffe0dbc4 <text:s text:c="7"/>@ <text:s text:c="6"/>ffe0b6e8</text:p>
      <text:p text:style-name="P3">Stack[109]: <text:s text:c="4"/>ffe0dbf3 <text:s text:c="7"/>@ <text:s text:c="6"/>ffe0b6ec</text:p>
      <text:p text:style-name="P3">Stack[110]: <text:s text:c="4"/>ffe0dc07 <text:s text:c="7"/>@ <text:s text:c="6"/>ffe0b6f0</text:p>
      <text:p text:style-name="P3">Stack[111]: <text:s text:c="4"/>ffe0dc20 <text:s text:c="7"/>@ <text:s text:c="6"/>ffe0b6f4</text:p>
      <text:p text:style-name="P3">Stack[112]: <text:s text:c="4"/>ffe0dc7e <text:s text:c="7"/>@ <text:s text:c="6"/>ffe0b6f8</text:p>
      <text:p text:style-name="P3">Stack[113]: <text:s text:c="4"/>ffe0dc99 <text:s text:c="7"/>@ <text:s text:c="6"/>ffe0b6fc</text:p>
      <text:p text:style-name="P3">Stack[114]: <text:s text:c="4"/>ffe0dcc7 <text:s text:c="7"/>@ <text:s text:c="6"/>ffe0b700</text:p>
      <text:p text:style-name="P3">Stack[115]: <text:s text:c="4"/>ffe0dcd8 <text:s text:c="7"/>@ <text:s text:c="6"/>ffe0b704</text:p>
      <text:p text:style-name="P3">Stack[116]: <text:s text:c="4"/>ffe0dd10 <text:s text:c="7"/>@ <text:s text:c="6"/>ffe0b708</text:p>
      <text:p text:style-name="P3">Stack[117]: <text:s text:c="4"/>ffe0dd24 <text:s text:c="7"/>@ <text:s text:c="6"/>ffe0b70c</text:p>
      <text:p text:style-name="P3">Stack[118]: <text:s text:c="4"/>ffe0dd3f <text:s text:c="7"/>@ <text:s text:c="6"/>ffe0b710</text:p>
      <text:p text:style-name="P3">Stack[119]: <text:s text:c="4"/>ffe0dd56 <text:s text:c="7"/>@ <text:s text:c="6"/>ffe0b714</text:p>
      <text:p text:style-name="P3">Stack[120]: <text:s text:c="4"/>ffe0dd61 <text:s text:c="7"/>@ <text:s text:c="6"/>ffe0b718</text:p>
      <text:p text:style-name="P3">Stack[121]: <text:s text:c="4"/>ffe0dd70 <text:s text:c="7"/>@ <text:s text:c="6"/>ffe0b71c</text:p>
      <text:p text:style-name="P3">Stack[122]: <text:s text:c="4"/>ffe0dd78 <text:s text:c="7"/>@ <text:s text:c="6"/>ffe0b720</text:p>
      <text:p text:style-name="P3">Stack[123]: <text:s text:c="4"/>ffe0dda4 <text:s text:c="7"/>@ <text:s text:c="6"/>ffe0b724</text:p>
      <text:p text:style-name="P3">Stack[124]: <text:s text:c="4"/>ffe0ddb1 <text:s text:c="7"/>@ <text:s text:c="6"/>ffe0b728</text:p>
      <text:p text:style-name="P3">Stack[125]: <text:s text:c="4"/>ffe0ddce <text:s text:c="7"/>@ <text:s text:c="6"/>ffe0b72c</text:p>
      <text:p text:style-name="P3">Stack[126]: <text:s text:c="4"/>ffe0de30 <text:s text:c="7"/>@ <text:s text:c="6"/>ffe0b730</text:p>
      <text:p text:style-name="P3">Stack[127]: <text:s text:c="4"/>ffe0de91 <text:s text:c="7"/>@ <text:s text:c="6"/>ffe0b734</text:p>
      <text:p text:style-name="P3">exit B</text:p>
      <text:p text:style-name="P3">exit A</text:p>
      <text:p text:style-name="P3">exit main</text:p>
      <text:p text:style-name="P3"/>
      <text:p text:style-name="P3">4. Argv is the input string “two”, the second input parameter of main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16-01-20T16:26:36.579568487</meta:creation-date>
    <dc:date>2016-01-22T11:45:13.185794244</dc:date>
    <dc:creator>Nathan </dc:creator>
    <meta:editing-duration>PT5H46M50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5" meta:paragraph-count="267" meta:word-count="1267" meta:character-count="11517" meta:non-whitespace-character-count="7379"/>
  </office:meta>
</office:document-meta>
</file>